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84">
      <style:table-cell-properties fo:border="0.74pt solid #000000"/>
    </style:style>
    <style:style style:name="ce4" style:family="table-cell" style:parent-style-name="Default" style:data-style-name="N36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8" table:number-rows-spanned="1">
            <text:p>ADRES</text:p>
          </table:table-cell>
          <table:covered-table-cell table:number-columns-repeated="3"/>
          <table:covered-table-cell table:number-columns-repeated="4" table:style-name="ce2"/>
          <table:table-cell table:number-columns-repeated="9"/>
        </table:table-row>
        <table:table-row table:style-name="ro1">
          <table:table-cell office:value-type="string" calcext:value-type="string">
            <text:p>idAdres</text:p>
          </table:table-cell>
          <table:table-cell office:value-type="string" calcext:value-type="string">
            <text:p>Miejscowosc</text:p>
          </table:table-cell>
          <table:table-cell table:style-name="ce4" office:value-type="string" calcext:value-type="string">
            <text:p>Ulica</text:p>
          </table:table-cell>
          <table:table-cell office:value-type="string" calcext:value-type="string">
            <text:p>Nr_domu</text:p>
          </table:table-cell>
          <table:table-cell table:style-name="ce2" office:value-type="string" calcext:value-type="string">
            <text:p>Nr_Mieszkania</text:p>
          </table:table-cell>
          <table:table-cell table:style-name="ce2" office:value-type="string" calcext:value-type="string">
            <text:p>Kod_pocztowy</text:p>
          </table:table-cell>
          <table:table-cell table:style-name="ce2" office:value-type="string" calcext:value-type="string">
            <text:p>Powiat</text:p>
          </table:table-cell>
          <table:table-cell table:style-name="ce2" office:value-type="string" calcext:value-type="string">
            <text:p>Wojewodztwo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blin</text:p>
          </table:table-cell>
          <table:table-cell table:style-name="ce4" office:value-type="date" office:date-value="2020-05-01" calcext:value-type="date">
            <text:p>1.05.202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20-344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ul. Śląska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0-344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Abelarda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20-344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Śląsk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-344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Abrahama Sterna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20-344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Hutnicz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20-711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Hutnicza</text:p>
          </table:table-cell>
          <table:table-cell office:value-type="float" office:value="34" calcext:value-type="float">
            <text:p>34</text:p>
          </table:table-cell>
          <table:table-cell table:style-name="ce2"/>
          <table:table-cell table:style-name="ce2" office:value-type="string" calcext:value-type="string">
            <text:p>20-711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Abrahama Sterna</text:p>
          </table:table-cell>
          <table:table-cell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20-711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Abrahama Sterna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20-711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Ślisk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0-711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łowicz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0-711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Rymwida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0-711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łoneczna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0-711</text:p>
          </table:table-cell>
          <table:table-cell table:style-name="ce2" office:value-type="string" calcext:value-type="string">
            <text:p>warszawski</text:p>
          </table:table-cell>
          <table:table-cell table:style-name="ce2" office:value-type="string" calcext:value-type="string">
            <text:p>Mazowieckie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Iwanowa</text:p>
          </table:table-cell>
          <table:table-cell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01-376</text:p>
          </table:table-cell>
          <table:table-cell table:style-name="ce2" office:value-type="string" calcext:value-type="string">
            <text:p>szczecinski</text:p>
          </table:table-cell>
          <table:table-cell table:style-name="ce2" office:value-type="string" calcext:value-type="string">
            <text:p>Zachodnio Pomorskie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zraelska</text:p>
          </table:table-cell>
          <table:table-cell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70-735</text:p>
          </table:table-cell>
          <table:table-cell table:style-name="ce2" office:value-type="string" calcext:value-type="string">
            <text:p>poznanski</text:p>
          </table:table-cell>
          <table:table-cell table:style-name="ce2" office:value-type="string" calcext:value-type="string">
            <text:p>Wielkopolskie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Rumiana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70-123</text:p>
          </table:table-cell>
          <table:table-cell table:style-name="ce2" office:value-type="string" calcext:value-type="string">
            <text:p>szczećiński</text:p>
          </table:table-cell>
          <table:table-cell table:style-name="ce2" office:value-type="string" calcext:value-type="string">
            <text:p>Zachodnio Pomorskie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Wietnamska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0-222</text:p>
          </table:table-cell>
          <table:table-cell table:style-name="ce2" office:value-type="string" calcext:value-type="string">
            <text:p>lube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ała Podlaska</text:p>
          </table:table-cell>
          <table:table-cell office:value-type="string" calcext:value-type="string">
            <text:p>Warszawska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1-530</text:p>
          </table:table-cell>
          <table:table-cell table:style-name="ce2" office:value-type="string" calcext:value-type="string">
            <text:p>bia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szczac</text:p>
          </table:table-cell>
          <table:table-cell office:value-type="string" calcext:value-type="string">
            <text:p>Terespolska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21-530</text:p>
          </table:table-cell>
          <table:table-cell table:style-name="ce2" office:value-type="string" calcext:value-type="string">
            <text:p>bialski</text:p>
          </table:table-cell>
          <table:table-cell table:style-name="ce2" office:value-type="string" calcext:value-type="string">
            <text:p>Lubelskie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DANE</text:p>
          </table:table-cell>
          <table:covered-table-cell table:number-columns-repeated="3"/>
          <table:covered-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# idDane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Login</text:p>
          </table:table-cell>
          <table:table-cell table:style-name="ce2" office:value-type="string" calcext:value-type="string">
            <text:p>Haslo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damowski</text:p>
          </table:table-cell>
          <table:table-cell office:value-type="string" calcext:value-type="string">
            <text:p>oJt55djbgn</text:p>
          </table:table-cell>
          <table:table-cell table:style-name="ce2" office:value-type="string" calcext:value-type="string">
            <text:p>AE7AxhGeuF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sia</text:p>
          </table:table-cell>
          <table:table-cell office:value-type="string" calcext:value-type="string">
            <text:p>Szydło</text:p>
          </table:table-cell>
          <table:table-cell office:value-type="string" calcext:value-type="string">
            <text:p>5K5ZqsaNs3</text:p>
          </table:table-cell>
          <table:table-cell table:style-name="ce2" office:value-type="string" calcext:value-type="string">
            <text:p>CYZzVxt9kq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a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RfpVdhcfXR</text:p>
          </table:table-cell>
          <table:table-cell table:style-name="ce2" office:value-type="string" calcext:value-type="string">
            <text:p>Ry4LBSx8tP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2K2TfvwY6d</text:p>
          </table:table-cell>
          <table:table-cell table:style-name="ce2" office:value-type="string" calcext:value-type="string">
            <text:p>UhAtLFgMzM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dula</text:p>
          </table:table-cell>
          <table:table-cell office:value-type="string" calcext:value-type="string">
            <text:p>KAoeZd7ArX</text:p>
          </table:table-cell>
          <table:table-cell table:style-name="ce2" office:value-type="string" calcext:value-type="string">
            <text:p>7Kww8uNow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3HCR4gyEVV</text:p>
          </table:table-cell>
          <table:table-cell table:style-name="ce2" office:value-type="string" calcext:value-type="string">
            <text:p>zRvCqm7bS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Lipko</text:p>
          </table:table-cell>
          <table:table-cell office:value-type="string" calcext:value-type="string">
            <text:p>Wn7oELjBbP</text:p>
          </table:table-cell>
          <table:table-cell table:style-name="ce2" office:value-type="string" calcext:value-type="string">
            <text:p>m985FpAu6E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damowska</text:p>
          </table:table-cell>
          <table:table-cell office:value-type="string" calcext:value-type="string">
            <text:p>fmP3ZfFwfw</text:p>
          </table:table-cell>
          <table:table-cell table:style-name="ce2" office:value-type="string" calcext:value-type="string">
            <text:p>t2ZWxRQCN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ek</text:p>
          </table:table-cell>
          <table:table-cell office:value-type="string" calcext:value-type="string">
            <text:p>Terasza</text:p>
          </table:table-cell>
          <table:table-cell office:value-type="string" calcext:value-type="string">
            <text:p>UHEXY8DXdY</text:p>
          </table:table-cell>
          <table:table-cell table:style-name="ce2" office:value-type="string" calcext:value-type="string">
            <text:p>mqD9r4n7zv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byszek</text:p>
          </table:table-cell>
          <table:table-cell office:value-type="string" calcext:value-type="string">
            <text:p>Jackiewicz</text:p>
          </table:table-cell>
          <table:table-cell office:value-type="string" calcext:value-type="string">
            <text:p>jALQpR37SC</text:p>
          </table:table-cell>
          <table:table-cell table:style-name="ce2" office:value-type="string" calcext:value-type="string">
            <text:p>VAj7Q7ohD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ciek</text:p>
          </table:table-cell>
          <table:table-cell office:value-type="string" calcext:value-type="string">
            <text:p>Kulgchawczuk</text:p>
          </table:table-cell>
          <table:table-cell office:value-type="string" calcext:value-type="string">
            <text:p>3557suEwRj</text:p>
          </table:table-cell>
          <table:table-cell table:style-name="ce2" office:value-type="string" calcext:value-type="string">
            <text:p>3557suEwRj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Paluszek</text:p>
          </table:table-cell>
          <table:table-cell office:value-type="string" calcext:value-type="string">
            <text:p>nxoAZNg6JV</text:p>
          </table:table-cell>
          <table:table-cell table:style-name="ce2" office:value-type="string" calcext:value-type="string">
            <text:p>nxoAZNg6JV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Mackiewicz</text:p>
          </table:table-cell>
          <table:table-cell office:value-type="string" calcext:value-type="string">
            <text:p>3557suEwRj</text:p>
          </table:table-cell>
          <table:table-cell table:style-name="ce2" office:value-type="string" calcext:value-type="string">
            <text:p>jALQpR37SC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Piwowar</text:p>
          </table:table-cell>
          <table:table-cell office:value-type="string" calcext:value-type="string">
            <text:p>VAj7Q7ohDF</text:p>
          </table:table-cell>
          <table:table-cell table:style-name="ce2" office:value-type="string" calcext:value-type="string">
            <text:p>UHEXY8DXdY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Ksieżopolska</text:p>
          </table:table-cell>
          <table:table-cell office:value-type="string" calcext:value-type="string">
            <text:p>mqD9r4n7zv</text:p>
          </table:table-cell>
          <table:table-cell table:style-name="ce2" office:value-type="string" calcext:value-type="string">
            <text:p>fmP3ZfFwfw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Chwełatiuk</text:p>
          </table:table-cell>
          <table:table-cell office:value-type="string" calcext:value-type="string">
            <text:p>t2ZWxRQCN8</text:p>
          </table:table-cell>
          <table:table-cell table:style-name="ce2" office:value-type="string" calcext:value-type="string">
            <text:p>Wn7oELjBbP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Jackiewicz</text:p>
          </table:table-cell>
          <table:table-cell office:value-type="string" calcext:value-type="string">
            <text:p>m985FpAu6E</text:p>
          </table:table-cell>
          <table:table-cell table:style-name="ce2" office:value-type="string" calcext:value-type="string">
            <text:p>3HCR4gyEVV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Martyniuk</text:p>
          </table:table-cell>
          <table:table-cell office:value-type="string" calcext:value-type="string">
            <text:p>zRvCqm7bS6</text:p>
          </table:table-cell>
          <table:table-cell table:style-name="ce2" office:value-type="string" calcext:value-type="string">
            <text:p>KAoeZd7ArX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Kolec</text:p>
          </table:table-cell>
          <table:table-cell office:value-type="string" calcext:value-type="string">
            <text:p>7Kww8uNow2</text:p>
          </table:table-cell>
          <table:table-cell table:style-name="ce2" office:value-type="string" calcext:value-type="string">
            <text:p>2K2TfvwY6d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Szyszko</text:p>
          </table:table-cell>
          <table:table-cell office:value-type="string" calcext:value-type="string">
            <text:p>UhAtLFgMzM</text:p>
          </table:table-cell>
          <table:table-cell table:style-name="ce2" office:value-type="string" calcext:value-type="string">
            <text:p>RfpVdhcfXR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Ry4LBSx8tP</text:p>
          </table:table-cell>
          <table:table-cell table:style-name="ce2" office:value-type="string" calcext:value-type="string">
            <text:p>5K5ZqsaNs3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ojtek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CYZzVxt9kq</text:p>
          </table:table-cell>
          <table:table-cell table:style-name="ce2" office:value-type="string" calcext:value-type="string">
            <text:p>oJt55djbgn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rLETXGcUf5</text:p>
          </table:table-cell>
          <table:table-cell table:style-name="ce2" office:value-type="string" calcext:value-type="string">
            <text:p>AE7AxhGeuF</text:p>
          </table:table-cell>
          <table:table-cell table:number-columns-repeated="12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ap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7" table:number-rows-spanned="1">
            <text:p>DOSTAWA</text:p>
          </table:table-cell>
          <table:covered-table-cell table:number-columns-repeated="3" table:style-name="Default"/>
          <table:covered-table-cell table:number-columns-repeated="13"/>
        </table:table-row>
        <table:table-row table:style-name="ro1">
          <table:table-cell office:value-type="string" calcext:value-type="string">
            <text:p># idDostawa</text:p>
          </table:table-cell>
          <table:table-cell office:value-type="string" calcext:value-type="string">
            <text:p>Nazwa</text:p>
          </table:table-cell>
          <table:table-cell office:value-type="string" calcext:value-type="string" table:number-columns-spanned="15" table:number-rows-spanned="1">
            <text:p>Opis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S</text:p>
          </table:table-cell>
          <table:table-cell office:value-type="string" calcext:value-type="string" table:number-columns-spanned="15" table:number-rows-spanned="1">
            <text:p>UPS założony w 1907 roku w Stanach Zjednoczonych Ameryki jako firma dystrybucji paczek urósł do koncernu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HL</text:p>
          </table:table-cell>
          <table:table-cell office:value-type="string" calcext:value-type="string" table:number-columns-spanned="15" table:number-rows-spanned="1">
            <text:p>DHL to międzynarodowa firma transportowa obsługująca wszystkie kraje świata z wykorzystaniem transportu lotniczego. Firma została założona w 1969 roku w San Francisco (USA) przez : Adriana Dalseya, Larry'ego Hillbloma i Roberta Lynna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PD</text:p>
          </table:table-cell>
          <table:table-cell office:value-type="string" calcext:value-type="string" table:number-columns-spanned="15" table:number-rows-spanned="1">
            <text:p>Firma DPD Polska (wcześniej Masterlink Express) rozpoczęła działalność w 1991 roku jako spółka ze stuprocentowym kapitałem polskim. W 1998 roku firma została kupiona przez Grupę Poczty Szwedzkiej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ZTEX</text:p>
          </table:table-cell>
          <table:table-cell office:value-type="string" calcext:value-type="string" table:number-columns-spanned="15" table:number-rows-spanned="1">
            <text:p>firma kurierska należąca do Poczty Polskiej. Świadczy ona usługi kurierskie zarówno krajowe jak i zagraniczne. Przesyłki mogą być nadawane w placówkach Ship Center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DEX</text:p>
          </table:table-cell>
          <table:table-cell office:value-type="string" calcext:value-type="string" table:number-columns-spanned="15" table:number-rows-spanned="1">
            <text:p>merykańskie przedsiębiorstwo zajmujące się przewozem przesyłek i logistyką, głównie za pomocą samolotów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dbiór w sklepie</text:p>
          </table:table-cell>
          <table:table-cell office:value-type="string" calcext:value-type="string" table:number-columns-spanned="15" table:number-rows-spanned="1">
            <text:p>Odbierz swój produkt w naszym sklepie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PD Pickup</text:p>
          </table:table-cell>
          <table:table-cell office:value-type="string" calcext:value-type="string" table:number-columns-spanned="15" table:number-rows-spanned="1">
            <text:p>Firma DPD Polska (wcześniej Masterlink Express) rozpoczęła działalność w 1991 roku jako spółka ze stuprocentowym kapitałem polskim. W 1998 roku firma została kupiona przez Grupę Poczty Szwedzkiej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dExPunkt</text:p>
          </table:table-cell>
          <table:table-cell office:value-type="string" calcext:value-type="string" table:number-columns-spanned="15" table:number-rows-spanned="1">
            <text:p>merykańskie przedsiębiorstwo zajmujące się przewozem przesyłek i logistyką, głównie za pomocą samolotów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S AccessPoint</text:p>
          </table:table-cell>
          <table:table-cell office:value-type="string" calcext:value-type="string" table:number-columns-spanned="15" table:number-rows-spanned="1">
            <text:p>UPS założony w 1907 roku w Stanach Zjednoczonych Ameryki jako firma dystrybucji paczek urósł do koncernu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czka w RUCHu</text:p>
          </table:table-cell>
          <table:table-cell office:value-type="string" calcext:value-type="string" table:number-columns-spanned="15" table:number-rows-spanned="1">
            <text:p>Firma RUCH S.A. to jeden z największych dystrybutorów prasy w Polsce.</text:p>
          </table:table-cell>
          <table:covered-table-cell/>
          <table:covered-table-cell table:number-columns-repeated="13" table:style-name="ce2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4" table:number-rows-spanned="1">
            <text:p>DZIAŁ</text:p>
          </table:table-cell>
          <table:covered-table-cell table:number-columns-repeated="3" table:style-name="Default"/>
          <table:table-cell table:number-columns-repeated="13"/>
        </table:table-row>
        <table:table-row table:style-name="ro1">
          <table:table-cell office:value-type="string" calcext:value-type="string">
            <text:p># idDzial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zefi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ep Internetowy</text:p>
          </table:table-cell>
          <table:table-cell office:value-type="string" calcext:value-type="string">
            <text:p>Sprzedaż internetowa w najprostszym rozumieniu to sprzedaż, która wykorzystuje Internet do handlowania.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ep Stacjonarny</text:p>
          </table:table-cell>
          <table:table-cell office:value-type="string" calcext:value-type="string">
            <text:p>prezentowanie oferty firmy oraz pomaganie klientom w wyborze właściwego produktu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Magazynier to osoba zajmująca się przyjmowaniem towarów do magazynu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4" table:number-rows-spanned="1">
            <text:p>KATEGORIA</text:p>
          </table:table-cell>
          <table:covered-table-cell table:number-columns-repeated="3"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string" calcext:value-type="string">
            <text:p># idKategoria</text:p>
          </table:table-cell>
          <table:table-cell office:value-type="string" calcext:value-type="string">
            <text:p>Nazwa</text:p>
          </table:table-cell>
          <table:table-cell office:value-type="string" calcext:value-type="string" table:number-columns-spanned="12" table:number-rows-spanned="1">
            <text:p>Opis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cesor</text:p>
          </table:table-cell>
          <table:table-cell office:value-type="string" calcext:value-type="string" table:number-columns-spanned="12" table:number-rows-spanned="1">
            <text:p>Procesor jest mózgiem wielu urządzeń elektrycznych, między innymi komputerów PC, tabletów czy smartfonów. Koordynuje pracą podzespołów i odpowiada za prawidłowe przeprowadzanie procesów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ta Graficzna</text:p>
          </table:table-cell>
          <table:table-cell office:value-type="string" calcext:value-type="string" table:number-columns-spanned="12" table:number-rows-spanned="1">
            <text:p>Karta graficzna do komputera czy laptopa to element, który podnosi wydajność tego rodzaju sprzętu.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łyta Główna</text:p>
          </table:table-cell>
          <table:table-cell office:value-type="string" calcext:value-type="string" table:number-columns-spanned="12" table:number-rows-spanned="1">
            <text:p><text:s/>podstawowa część komputera, na której osadzone są wszystkie tworzące go części.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silacz</text:p>
          </table:table-cell>
          <table:table-cell office:value-type="string" calcext:value-type="string" table:number-columns-spanned="12" table:number-rows-spanned="1">
            <text:p>rządzenie służące do przetwarzania napięcia przemiennego dostarczanego z sieci energetycznej 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m</text:p>
          </table:table-cell>
          <table:table-cell office:value-type="string" calcext:value-type="string" table:number-columns-spanned="12" table:number-rows-spanned="1">
            <text:p>Pamięć RAM odpowiada za przetwarzanie danych używanych w czasie pracy komputera.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cesoria komputerowe</text:p>
          </table:table-cell>
          <table:table-cell office:value-type="string" calcext:value-type="string" table:number-columns-spanned="12" table:number-rows-spanned="1">
            <text:p>Myszki, klawiatury, ledy,pendrivy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itory</text:p>
          </table:table-cell>
          <table:table-cell office:value-type="string" calcext:value-type="string" table:number-columns-spanned="12" table:number-rows-spanned="1">
            <text:p>Monitor to budowa zewnętrzna i wewnętrzna ekranu ﻿na który właśnie patrzysz,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ptopy</text:p>
          </table:table-cell>
          <table:table-cell office:value-type="string" calcext:value-type="string" table:number-columns-spanned="12" table:number-rows-spanned="1">
            <text:p>Laptopy to niewielkie komputery przenośne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blety</text:p>
          </table:table-cell>
          <table:table-cell office:value-type="string" calcext:value-type="string" table:number-columns-spanned="12" table:number-rows-spanned="1">
            <text:p>To nowoczesne i wygodne urządzenie, które dzięki swojej wszechstronności łączy w sobie funkcje laptopa i telefonu. 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martfony</text:p>
          </table:table-cell>
          <table:table-cell office:value-type="string" calcext:value-type="string" table:number-columns-spanned="12" table:number-rows-spanned="1">
            <text:p>Standardem już jest, że każdy smartfon wyposaża się w aparat fotograficzny i kamerę. </text:p>
          </table:table-cell>
          <table:covered-table-cell/>
          <table:covered-table-cell table:number-columns-repeated="10" table:style-name="ce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4" table:number-rows-spanned="1">
            <text:p>KIENT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# idKlient</text:p>
          </table:table-cell>
          <table:table-cell office:value-type="string" calcext:value-type="string">
            <text:p>Adresid</text:p>
          </table:table-cell>
          <table:table-cell office:value-type="string" calcext:value-type="string">
            <text:p>Kontaktid</text:p>
          </table:table-cell>
          <table:table-cell office:value-type="string" calcext:value-type="string">
            <text:p>Daneid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4" table:number-rows-spanned="1">
            <text:p>KOMENTARZE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# idKomentarze</text:p>
          </table:table-cell>
          <table:table-cell office:value-type="string" calcext:value-type="string">
            <text:p>Klientid</text:p>
          </table:table-cell>
          <table:table-cell office:value-type="string" calcext:value-type="string">
            <text:p>Komentarz</text:p>
          </table:table-cell>
          <table:table-cell office:value-type="string" calcext:value-type="string">
            <text:p>Produktid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dzo fajne, polecam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dostawa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wietny produk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zdrawiam i polecam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er, dziekuję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 super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dy dostaw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e polecam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ar niezgodny z opisem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ce zwrotu pieniędzy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4" table:number-rows-spanned="1">
            <text:p>KONTAKT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# idKontakt</text:p>
          </table:table-cell>
          <table:table-cell office:value-type="string" calcext:value-type="string">
            <text:p>Nr_telefonu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X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321123" calcext:value-type="float">
            <text:p>123321123</text:p>
          </table:table-cell>
          <table:table-cell office:value-type="string" calcext:value-type="string">
            <text:p>amX2eWaSsjGP@gmial.com</text:p>
          </table:table-cell>
          <table:table-cell office:value-type="float" office:value="231233212" calcext:value-type="float">
            <text:p>23123321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453212" calcext:value-type="float">
            <text:p>423453212</text:p>
          </table:table-cell>
          <table:table-cell office:value-type="string" calcext:value-type="string">
            <text:p>amX2eWaSsjGP@gmial.com</text:p>
          </table:table-cell>
          <table:table-cell office:value-type="float" office:value="232421234" calcext:value-type="float">
            <text:p>23242123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5643212" calcext:value-type="float">
            <text:p>345643212</text:p>
          </table:table-cell>
          <table:table-cell office:value-type="string" calcext:value-type="string">
            <text:p>s2PPttHPhDoU@gmial.com</text:p>
          </table:table-cell>
          <table:table-cell office:value-type="float" office:value="123422123" calcext:value-type="float">
            <text:p>12342212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6743212" calcext:value-type="float">
            <text:p>346743212</text:p>
          </table:table-cell>
          <table:table-cell office:value-type="string" calcext:value-type="string">
            <text:p>xWrpFyCxYRMR@gmial.com</text:p>
          </table:table-cell>
          <table:table-cell office:value-type="float" office:value="232123342" calcext:value-type="float">
            <text:p>23212334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6343212" calcext:value-type="float">
            <text:p>356343212</text:p>
          </table:table-cell>
          <table:table-cell office:value-type="string" calcext:value-type="string">
            <text:p>KU7tYTMUSLFD@gmial.com</text:p>
          </table:table-cell>
          <table:table-cell office:value-type="float" office:value="234112324" calcext:value-type="float">
            <text:p>23411232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4564323" calcext:value-type="float">
            <text:p>364564323</text:p>
          </table:table-cell>
          <table:table-cell office:value-type="string" calcext:value-type="string">
            <text:p>USYNtLnq9cee@gmial.com</text:p>
          </table:table-cell>
          <table:table-cell office:value-type="float" office:value="234221234" calcext:value-type="float">
            <text:p>23422123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5644323" calcext:value-type="float">
            <text:p>765644323</text:p>
          </table:table-cell>
          <table:table-cell office:value-type="string" calcext:value-type="string">
            <text:p>bgbzyoRHHoA7@gmial.com</text:p>
          </table:table-cell>
          <table:table-cell office:value-type="float" office:value="234523423" calcext:value-type="float">
            <text:p>23452342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3643234" calcext:value-type="float">
            <text:p>343643234</text:p>
          </table:table-cell>
          <table:table-cell office:value-type="string" calcext:value-type="string">
            <text:p>GNrYYx3kQsxH@gmial.com</text:p>
          </table:table-cell>
          <table:table-cell office:value-type="float" office:value="233424567" calcext:value-type="float">
            <text:p>23342456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743212" calcext:value-type="float">
            <text:p>546743212</text:p>
          </table:table-cell>
          <table:table-cell office:value-type="string" calcext:value-type="string">
            <text:p>CjybVcQwTswR@gmial.com</text:p>
          </table:table-cell>
          <table:table-cell office:value-type="float" office:value="788966788" calcext:value-type="float">
            <text:p>78896678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5423454" calcext:value-type="float">
            <text:p>345423454</text:p>
          </table:table-cell>
          <table:table-cell office:value-type="string" calcext:value-type="string">
            <text:p>fMZoz2UFeL6D@gmial.com</text:p>
          </table:table-cell>
          <table:table-cell office:value-type="float" office:value="678675667" calcext:value-type="float">
            <text:p>678675667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4534533" calcext:value-type="float">
            <text:p>234534533</text:p>
          </table:table-cell>
          <table:table-cell office:value-type="string" calcext:value-type="string">
            <text:p>JzSWyVJLrDBp@gmial.com</text:p>
          </table:table-cell>
          <table:table-cell office:value-type="float" office:value="576868667" calcext:value-type="float">
            <text:p>576868667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334332" calcext:value-type="float">
            <text:p>112334332</text:p>
          </table:table-cell>
          <table:table-cell office:value-type="string" calcext:value-type="string">
            <text:p>5yDqton7NyDn@gmial.com</text:p>
          </table:table-cell>
          <table:table-cell office:value-type="float" office:value="454647456" calcext:value-type="float">
            <text:p>45464745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523452" calcext:value-type="float">
            <text:p>234523452</text:p>
          </table:table-cell>
          <table:table-cell office:value-type="string" calcext:value-type="string">
            <text:p>qdJTJdHRVvjw@gmial.com</text:p>
          </table:table-cell>
          <table:table-cell office:value-type="float" office:value="565786654" calcext:value-type="float">
            <text:p>56578665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5323532" calcext:value-type="float">
            <text:p>345323532</text:p>
          </table:table-cell>
          <table:table-cell office:value-type="string" calcext:value-type="string">
            <text:p>HxoYpm8s464q@gmial.com</text:p>
          </table:table-cell>
          <table:table-cell office:value-type="float" office:value="455768675" calcext:value-type="float">
            <text:p>45576867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3234564" calcext:value-type="float">
            <text:p>353234564</text:p>
          </table:table-cell>
          <table:table-cell office:value-type="string" calcext:value-type="string">
            <text:p>USYNtLnq9cee@gmial.com</text:p>
          </table:table-cell>
          <table:table-cell office:value-type="float" office:value="567464657" calcext:value-type="float">
            <text:p>567464657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5423421" calcext:value-type="float">
            <text:p>335423421</text:p>
          </table:table-cell>
          <table:table-cell office:value-type="string" calcext:value-type="string">
            <text:p>JzSWyVJLrDBp@gmial.com</text:p>
          </table:table-cell>
          <table:table-cell office:value-type="float" office:value="565645768" calcext:value-type="float">
            <text:p>56564576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3532123" calcext:value-type="float">
            <text:p>343532123</text:p>
          </table:table-cell>
          <table:table-cell office:value-type="string" calcext:value-type="string">
            <text:p>5yDqton7NyDn@gmial.com</text:p>
          </table:table-cell>
          <table:table-cell office:value-type="float" office:value="565454768" calcext:value-type="float">
            <text:p>565454768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4332234" calcext:value-type="float">
            <text:p>234332234</text:p>
          </table:table-cell>
          <table:table-cell office:value-type="string" calcext:value-type="string">
            <text:p>JzSWyVJLrDBp@gmial.com</text:p>
          </table:table-cell>
          <table:table-cell office:value-type="float" office:value="565733454" calcext:value-type="float">
            <text:p>565733454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4532342" calcext:value-type="float">
            <text:p>234532342</text:p>
          </table:table-cell>
          <table:table-cell office:value-type="string" calcext:value-type="string">
            <text:p>5yDqton7NyDn@gmial.com</text:p>
          </table:table-cell>
          <table:table-cell office:value-type="float" office:value="656757464" calcext:value-type="float">
            <text:p>65675746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3435345" calcext:value-type="float">
            <text:p>423435345</text:p>
          </table:table-cell>
          <table:table-cell office:value-type="string" calcext:value-type="string">
            <text:p>sdw4434534ss@gmial.com</text:p>
          </table:table-cell>
          <table:table-cell office:value-type="float" office:value="567674534" calcext:value-type="float">
            <text:p>567674534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4" table:number-rows-spanned="1">
            <text:p>OPINIE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# idOpinie</text:p>
          </table:table-cell>
          <table:table-cell office:value-type="string" calcext:value-type="string">
            <text:p>Klientid</text:p>
          </table:table-cell>
          <table:table-cell office:value-type="string" calcext:value-type="string">
            <text:p>Opinia</text:p>
          </table:table-cell>
          <table:table-cell office:value-type="string" calcext:value-type="string">
            <text:p>Produktid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PŁATNOŚĆ</text:p>
          </table:table-cell>
          <table:covered-table-cell table:number-columns-repeated="3"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string" calcext:value-type="string">
            <text:p># idPlatnosc</text:p>
          </table:table-cell>
          <table:table-cell office:value-type="string" calcext:value-type="string">
            <text:p>Nazwa</text:p>
          </table:table-cell>
          <table:table-cell office:value-type="string" calcext:value-type="string" table:number-columns-spanned="11" table:number-rows-spanned="1">
            <text:p>Opis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IK</text:p>
          </table:table-cell>
          <table:table-cell office:value-type="string" calcext:value-type="string" table:number-columns-spanned="11" table:number-rows-spanned="1">
            <text:p>BLIK to szybka i bezpieczna płatność mobilna. Aby opłacić zamówienie za jej pośrednictwem, należy skorzystać z 6-cyfrowego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gle Pay</text:p>
          </table:table-cell>
          <table:table-cell office:value-type="string" calcext:value-type="string" table:number-columns-spanned="11" table:number-rows-spanned="1">
            <text:p>Google Pay - łatwy i szybki sposób płatności umożliwiający transakcję bez konieczności wpisywania danych karty. 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y-by-link (PayU)</text:p>
          </table:table-cell>
          <table:table-cell office:value-type="string" calcext:value-type="string" table:number-columns-spanned="11" table:number-rows-spanned="1">
            <text:p>Płatność pay-by-link to tzw. przelew bezpośredni. Stworzono go z myślą o osobach, dla których istotne są szybkość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rta płatnicza</text:p>
          </table:table-cell>
          <table:table-cell office:value-type="string" calcext:value-type="string" table:number-columns-spanned="11" table:number-rows-spanned="1">
            <text:p>W każdym naszym sklepie stacjonarnym można dokonać płatności za pośrednictwem karty kredytowej/płatniczej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ówka</text:p>
          </table:table-cell>
          <table:table-cell office:value-type="string" calcext:value-type="string" table:number-columns-spanned="11" table:number-rows-spanned="1">
            <text:p>Zamówienie płatne gotówką w momencie odbioru zamówionego 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tówka za pobraniem</text:p>
          </table:table-cell>
          <table:table-cell office:value-type="string" calcext:value-type="string" table:number-columns-spanned="11" table:number-rows-spanned="1">
            <text:p>W tym wypadku pieniądze odbiera kurier dostarczający towar do Państwa. 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zedpłata na konto bankowe</text:p>
          </table:table-cell>
          <table:table-cell office:value-type="string" calcext:value-type="string" table:number-columns-spanned="11" table:number-rows-spanned="1">
            <text:p>Wysyłka towaru następuje po wpłynięciu pieniędzy na nasze konto bankowe.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zelew z terminem płatności</text:p>
          </table:table-cell>
          <table:table-cell office:value-type="string" calcext:value-type="string" table:number-columns-spanned="11" table:number-rows-spanned="1">
            <text:p>Warunki ustalane indywidualnie dla niektórych firm i instytucji.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rzedaż na raty</text:p>
          </table:table-cell>
          <table:table-cell office:value-type="string" calcext:value-type="string" table:number-columns-spanned="11" table:number-rows-spanned="1">
            <text:p>Naszym klientom oferujemy szybki zakup towaru na raty w systemach ratalnych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zelewy24</text:p>
          </table:table-cell>
          <table:table-cell office:value-type="string" calcext:value-type="string" table:number-columns-spanned="11" table:number-rows-spanned="1">
            <text:p>Gdy korzystamy z systemu Przelewy24 (potocznie P24) do wpłaty, jesteśmy przekierowywani do naszego systemu bankowego z gotowym formularzem przelewu do potwierdzenia.</text:p>
          </table:table-cell>
          <table:covered-table-cell/>
          <table:covered-table-cell table:number-columns-repeated="9" table:style-name="ce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PORTFEL</text:p>
          </table:table-cell>
          <table:covered-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 idPortfel</text:p>
          </table:table-cell>
          <table:table-cell office:value-type="string" calcext:value-type="string">
            <text:p>Klientid</text:p>
          </table:table-cell>
          <table:table-cell office:value-type="string" calcext:value-type="string">
            <text:p>Środki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100.50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000.43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3.42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0.42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67.89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0.21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2.93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0000.32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23.32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3.98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0" table:number-rows-spanned="1">
            <text:p>PRACOWNIK</text:p>
          </table:table-cell>
          <table:covered-table-cell table:number-columns-repeated="3"/>
          <table:covered-table-cell table:number-columns-repeated="6" table:style-name="ce2"/>
          <table:table-cell table:number-columns-repeated="7"/>
        </table:table-row>
        <table:table-row table:style-name="ro1">
          <table:table-cell office:value-type="string" calcext:value-type="string">
            <text:p># idPracownik</text:p>
          </table:table-cell>
          <table:table-cell office:value-type="string" calcext:value-type="string">
            <text:p>Daneid</text:p>
          </table:table-cell>
          <table:table-cell office:value-type="string" calcext:value-type="string">
            <text:p>Kontaktid</text:p>
          </table:table-cell>
          <table:table-cell office:value-type="string" calcext:value-type="string">
            <text:p>Adresid</text:p>
          </table:table-cell>
          <table:table-cell table:style-name="ce2" office:value-type="string" calcext:value-type="string">
            <text:p>Data_zatrudnienia</text:p>
          </table:table-cell>
          <table:table-cell table:style-name="ce2" office:value-type="string" calcext:value-type="string">
            <text:p>Data_zwolnienia</text:p>
          </table:table-cell>
          <table:table-cell table:style-name="ce2" office:value-type="string" calcext:value-type="string">
            <text:p>Dzialid</text:p>
          </table:table-cell>
          <table:table-cell table:style-name="ce2" office:value-type="string" calcext:value-type="string">
            <text:p>Stanowiskoid</text:p>
          </table:table-cell>
          <table:table-cell table:style-name="ce2" office:value-type="string" calcext:value-type="string">
            <text:p>Godziny_przepracowane_miesiac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05-04-01" calcext:value-type="date">
            <text:p>2005-04-0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05-04-01" calcext:value-type="date">
            <text:p>2005-04-0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05-04-01" calcext:value-type="date">
            <text:p>2005-04-0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05-04-01" calcext:value-type="date">
            <text:p>2005-04-0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05-04-01" calcext:value-type="date">
            <text:p>2005-04-0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05-04-01" calcext:value-type="date">
            <text:p>2005-04-0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05-04-01" calcext:value-type="date">
            <text:p>2005-04-0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04-12-03" calcext:value-type="date">
            <text:p>2004-12-0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04-12-03" calcext:value-type="date">
            <text:p>2004-12-0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2" calcext:value-type="float">
            <text:p>122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4" office:value-type="float" office:value="10" calcext:value-type="float">
            <text:p>10</text:p>
          </table:table-cell>
          <table:table-cell table:style-name="ce3" office:value-type="date" office:date-value="2004-12-03" calcext:value-type="date">
            <text:p>2004-12-03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7" table:number-rows-spanned="1">
            <text:p>PRODUCENT</text:p>
          </table:table-cell>
          <table:covered-table-cell table:number-columns-repeated="3"/>
          <table:covered-table-cell table:number-columns-repeated="13" table:style-name="ce2"/>
        </table:table-row>
        <table:table-row table:style-name="ro1">
          <table:table-cell office:value-type="string" calcext:value-type="string">
            <text:p># idProducent</text:p>
          </table:table-cell>
          <table:table-cell office:value-type="string" calcext:value-type="string">
            <text:p>Nazwa</text:p>
          </table:table-cell>
          <table:table-cell office:value-type="string" calcext:value-type="string" table:number-columns-spanned="15" table:number-rows-spanned="1">
            <text:p>Opis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l</text:p>
          </table:table-cell>
          <table:table-cell office:value-type="string" calcext:value-type="string" table:number-columns-spanned="15" table:number-rows-spanned="1">
            <text:p>największy na świecie producent układów scalonych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gabyte</text:p>
          </table:table-cell>
          <table:table-cell office:value-type="string" calcext:value-type="string" table:number-columns-spanned="15" table:number-rows-spanned="1">
            <text:p>tajwańskie przedsiębiorstwo zajmujące się produkcją sprzętu komputerowego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I</text:p>
          </table:table-cell>
          <table:table-cell office:value-type="string" calcext:value-type="string" table:number-columns-spanned="15" table:number-rows-spanned="1">
            <text:p>tajwańskie przedsiębiorstwo informatyczne z siedzibą w Nowym Tajpej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ngston</text:p>
          </table:table-cell>
          <table:table-cell office:value-type="string" calcext:value-type="string" table:number-columns-spanned="15" table:number-rows-spanned="1">
            <text:p>Kingston Technology Corporation – amerykańskie przedsiębiorstwo zajmujące się opracowywaniem, produkcją, sprzedażą i serwisem pamięci komputerowych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shiba</text:p>
          </table:table-cell>
          <table:table-cell office:value-type="string" calcext:value-type="string" table:number-columns-spanned="15" table:number-rows-spanned="1">
            <text:p>Toshiba Corporation – japońska firma wysokich technologii elektrycznych i elektronicznych, z siedzibą główną w Tokio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D</text:p>
          </table:table-cell>
          <table:table-cell office:value-type="string" calcext:value-type="string" table:number-columns-spanned="15" table:number-rows-spanned="1">
            <text:p>Advanced Micro Devices, Inc., AMD – amerykańskie przedsiębiorstwo produkujące elektronikę dla użytkowników domowych i firm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awei</text:p>
          </table:table-cell>
          <table:table-cell office:value-type="string" calcext:value-type="string" table:number-columns-spanned="15" table:number-rows-spanned="1">
            <text:p>Huawei Technologies Co., Ltd. – chińskie przedsiębiorstwo założone w 1987 roku. Od roku 2012 jest największym na świecie producentem urządzeń telekomunikacyjnych. 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iaomi</text:p>
          </table:table-cell>
          <table:table-cell office:value-type="string" calcext:value-type="string" table:number-columns-spanned="15" table:number-rows-spanned="1">
            <text:p>Xiaomi – chińska spółka prywatna z siedzibą w dzielnicy Haidian w Pekinie specjalizująca się w projektowaniu, tworzeniu i sprzedaży smartfonów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ple</text:p>
          </table:table-cell>
          <table:table-cell office:value-type="string" calcext:value-type="string" table:number-columns-spanned="15" table:number-rows-spanned="1">
            <text:p>Apple Inc. – amerykańskie przedsiębiorstwo informatyczne z siedzibą w Cupertino w Kalifornii. Zajmuje się projektowaniem i produkcją komputerów osobistych i mobilnych oraz oprogramowania wbudowanego i serwisów internetowych.</text:p>
          </table:table-cell>
          <table:covered-table-cell/>
          <table:covered-table-cell table:number-columns-repeated="13"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novo</text:p>
          </table:table-cell>
          <table:table-cell office:value-type="string" calcext:value-type="string" table:number-columns-spanned="15" table:number-rows-spanned="1">
            <text:p>Lenovo Group Limited – chińskie przedsiębiorstwo informatyczne będące liderem w dziedzinie innowacyjnych technologii dla użytkowników indywidualnych i biznesowych</text:p>
          </table:table-cell>
          <table:covered-table-cell/>
          <table:covered-table-cell table:number-columns-repeated="13" table:style-name="ce2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9" table:number-rows-spanned="1">
            <text:p>PRODKUT</text:p>
          </table:table-cell>
          <table:covered-table-cell table:number-columns-repeated="3"/>
          <table:covered-table-cell table:number-columns-repeated="5" table:style-name="ce2"/>
          <table:table-cell table:number-columns-repeated="8"/>
        </table:table-row>
        <table:table-row table:style-name="ro1">
          <table:table-cell office:value-type="string" calcext:value-type="string">
            <text:p># idProdukt</text:p>
          </table:table-cell>
          <table:table-cell office:value-type="string" calcext:value-type="string">
            <text:p>Kategoriaid</text:p>
          </table:table-cell>
          <table:table-cell office:value-type="string" calcext:value-type="string">
            <text:p>Cena_brutto</text:p>
          </table:table-cell>
          <table:table-cell office:value-type="string" calcext:value-type="string">
            <text:p>Kod_produktu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_netto</text:p>
          </table:table-cell>
          <table:table-cell table:style-name="ce2" office:value-type="string" calcext:value-type="string">
            <text:p>Opis</text:p>
          </table:table-cell>
          <table:table-cell table:style-name="ce2" office:value-type="string" calcext:value-type="string">
            <text:p>Producentid</text:p>
          </table:table-cell>
          <table:table-cell table:style-name="ce2" office:value-type="string" calcext:value-type="string">
            <text:p>Sztuk_w_magazyni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00.00</text:p>
          </table:table-cell>
          <table:table-cell office:value-type="float" office:value="1833828812" calcext:value-type="float">
            <text:p>1833828812</text:p>
          </table:table-cell>
          <table:table-cell table:style-name="ce2" office:value-type="string" calcext:value-type="string">
            <text:p>Procesor INTEL Core i5-10500</text:p>
          </table:table-cell>
          <table:table-cell table:style-name="ce2" office:value-type="string" calcext:value-type="string">
            <text:p>1200.00</text:p>
          </table:table-cell>
          <table:table-cell table:style-name="ce2" office:value-type="string" calcext:value-type="string">
            <text:p>Intel Core i5-10500 to procesor dziesiątej generacji z serii Comet Lake zapewniający znacznie wyższą wydajność, która przekłada się na wzrost produktywności i fantastyczną rozrywkę, oferując częstotliwość taktowania 4.5 GHz w trybie turbo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0.00</text:p>
          </table:table-cell>
          <table:table-cell office:value-type="float" office:value="7211830044" calcext:value-type="float">
            <text:p>7211830044</text:p>
          </table:table-cell>
          <table:table-cell table:style-name="ce2" office:value-type="string" calcext:value-type="string">
            <text:p>Intel Core i9-10900X</text:p>
          </table:table-cell>
          <table:table-cell table:style-name="ce2" office:value-type="string" calcext:value-type="string">
            <text:p>1300.00</text:p>
          </table:table-cell>
          <table:table-cell table:style-name="ce2" office:value-type="string" calcext:value-type="string">
            <text:p>ntel® Core™ i9-10900X wyznacza nowe standardy wydajności i został zaprojektowany z myślą o zaawansowanych pracach twórczych o zróżnicowanych wymaganiach, takich jak edycja zdjęć i filmów,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20.00</text:p>
          </table:table-cell>
          <table:table-cell office:value-type="float" office:value="2642820244" calcext:value-type="float">
            <text:p>2642820244</text:p>
          </table:table-cell>
          <table:table-cell table:style-name="ce2" office:value-type="string" calcext:value-type="string">
            <text:p>Karta graficzna GIGABYTE GeForce GTX 1650</text:p>
          </table:table-cell>
          <table:table-cell table:style-name="ce2" office:value-type="string" calcext:value-type="string">
            <text:p>2020.00</text:p>
          </table:table-cell>
          <table:table-cell table:style-name="ce2" office:value-type="string" calcext:value-type="string">
            <text:p>Nowy układ graficzny GTX 1650 oferuje w grach niesamowitą wydajność. Dzięki temu możesz cieszyć się wyjątkowo płynną i stabilną rozgrywką, o którą zadba również układ chłodzenia Windforce 2X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50.00</text:p>
          </table:table-cell>
          <table:table-cell office:value-type="float" office:value="533915796" calcext:value-type="float">
            <text:p>533915796</text:p>
          </table:table-cell>
          <table:table-cell table:style-name="ce2" office:value-type="string" calcext:value-type="string">
            <text:p>Karta graficzna MSI Radeon RX 5600 XT Gaming X 6GB</text:p>
          </table:table-cell>
          <table:table-cell table:style-name="ce2" office:value-type="string" calcext:value-type="string">
            <text:p>1800.00</text:p>
          </table:table-cell>
          <table:table-cell table:style-name="ce2" office:value-type="string" calcext:value-type="string">
            <text:p>Karta graficzna Radeon RX 5600 XT GAMING X wykorzystuje architekturę AMD RDNA, dzięki której można cieszyć się maksymalną wydajnością, a ponadto wspaniałymi wrażeniami podczas pasjonujących rozgrywek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.00</text:p>
          </table:table-cell>
          <table:table-cell office:value-type="float" office:value="9691884988" calcext:value-type="float">
            <text:p>9691884988</text:p>
          </table:table-cell>
          <table:table-cell table:style-name="ce2" office:value-type="string" calcext:value-type="string">
            <text:p>Gigabyte GB-G750H 750W</text:p>
          </table:table-cell>
          <table:table-cell table:style-name="ce2" office:value-type="string" calcext:value-type="string">
            <text:p>200.00</text:p>
          </table:table-cell>
          <table:table-cell table:style-name="ce2" office:value-type="string" calcext:value-type="string">
            <text:p>Gigabyte GB-G750H 750W (28201-G750H-1EUR) Darmowy w 20 miastach Raty od 15.38 zł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99.00</text:p>
          </table:table-cell>
          <table:table-cell office:value-type="float" office:value="3058331365" calcext:value-type="float">
            <text:p>3058331365</text:p>
          </table:table-cell>
          <table:table-cell table:style-name="ce2" office:value-type="string" calcext:value-type="string">
            <text:p>Płyta główna MSI B450 Gaming Plus Max</text:p>
          </table:table-cell>
          <table:table-cell table:style-name="ce2" office:value-type="string" calcext:value-type="string">
            <text:p>549.00</text:p>
          </table:table-cell>
          <table:table-cell table:style-name="ce2" office:value-type="string" calcext:value-type="string">
            <text:p>Płyta główna B450 GAMING PLUS MAX pozwala na maksymalne wykorzystanie wydajności procesorów AMD Ryzen 2, a także 3 generacji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9.00</text:p>
          </table:table-cell>
          <table:table-cell office:value-type="float" office:value="7601902572" calcext:value-type="float">
            <text:p>7601902572</text:p>
          </table:table-cell>
          <table:table-cell table:style-name="ce2" office:value-type="string" calcext:value-type="string">
            <text:p>Intel® Xeon® Procesor E5-1620v2 SR1AR</text:p>
          </table:table-cell>
          <table:table-cell table:style-name="ce2" office:value-type="string" calcext:value-type="string">
            <text:p>899.00</text:p>
          </table:table-cell>
          <table:table-cell table:style-name="ce2" office:value-type="string" calcext:value-type="string">
            <text:p>Intel® Xeon® Procesor E5-1620v2 SR1AR (10M Cache, 3.7 GHz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7.00</text:p>
          </table:table-cell>
          <table:table-cell office:value-type="float" office:value="2791889378" calcext:value-type="float">
            <text:p>2791889378</text:p>
          </table:table-cell>
          <table:table-cell table:style-name="ce2" office:value-type="string" calcext:value-type="string">
            <text:p>Karta graficzna MSI GeForce GTX 1660 SUPER Gaming X 6GB</text:p>
          </table:table-cell>
          <table:table-cell table:style-name="ce2" office:value-type="string" calcext:value-type="string">
            <text:p>1999.00</text:p>
          </table:table-cell>
          <table:table-cell table:style-name="ce2" office:value-type="string" calcext:value-type="string">
            <text:p>Karta graficzna GeForce GTX 1660 SUPER GAMING X jest to produkt, który wychodzi naprzeciw oczekiwaniom użytkowników oczekujących zupełnie nowego poziomu rozgrywki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0.00</text:p>
          </table:table-cell>
          <table:table-cell office:value-type="float" office:value="1097821967" calcext:value-type="float">
            <text:p>1097821967</text:p>
          </table:table-cell>
          <table:table-cell table:style-name="ce2" office:value-type="string" calcext:value-type="string">
            <text:p>Procesor INTEL Core i7-9700</text:p>
          </table:table-cell>
          <table:table-cell table:style-name="ce2" office:value-type="string" calcext:value-type="string">
            <text:p>989.00</text:p>
          </table:table-cell>
          <table:table-cell table:style-name="ce2" office:value-type="string" calcext:value-type="string">
            <text:p>Komputer z technologią Intel Turbo Boost 2.0 osiąga wysoką moc i szybkość działania, zapewniając znaczny wzrost produktywności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00.00</text:p>
          </table:table-cell>
          <table:table-cell office:value-type="float" office:value="4345536793" calcext:value-type="float">
            <text:p>4345536793</text:p>
          </table:table-cell>
          <table:table-cell table:style-name="ce2" office:value-type="string" calcext:value-type="string">
            <text:p>Karta graficzna GIGABYTE GeForce RTX2080 Super Aorus 8GB</text:p>
          </table:table-cell>
          <table:table-cell table:style-name="ce2" office:value-type="string" calcext:value-type="string">
            <text:p>2200.00</text:p>
          </table:table-cell>
          <table:table-cell table:style-name="ce2" office:value-type="string" calcext:value-type="string">
            <text:p>AORUS zapewnia wszechstronne rozwiązanie chłodzące dla wszystkich kluczowych elementów karty graficznej. Dbamy nie tylko o GPU, ale także VRAM i MOSFET,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4" table:number-rows-spanned="1">
            <text:p>REALIZACJA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# idRealizacja</text:p>
          </table:table-cell>
          <table:table-cell office:value-type="string" calcext:value-type="string">
            <text:p>Zamowienieid</text:p>
          </table:table-cell>
          <table:table-cell office:value-type="string" calcext:value-type="string">
            <text:p>Produktid</text:p>
          </table:table-cell>
          <table:table-cell office:value-type="string" calcext:value-type="string">
            <text:p>ilość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4" table:number-rows-spanned="1">
            <text:p>SPRZEDAŻ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# idSprzedaz</text:p>
          </table:table-cell>
          <table:table-cell office:value-type="string" calcext:value-type="string">
            <text:p>dostawa_idDostawa</text:p>
          </table:table-cell>
          <table:table-cell office:value-type="string" calcext:value-type="string">
            <text:p>platnosc_idPlatnosc</text:p>
          </table:table-cell>
          <table:table-cell office:value-type="string" calcext:value-type="string">
            <text:p>klient_idKlient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7" table:number-rows-spanned="1">
            <text:p>STANOWISKO</text:p>
          </table:table-cell>
          <table:covered-table-cell table:number-columns-repeated="3"/>
          <table:covered-table-cell table:number-columns-repeated="3" table:style-name="ce2"/>
          <table:table-cell table:number-columns-repeated="10"/>
        </table:table-row>
        <table:table-row table:style-name="ro1">
          <table:table-cell office:value-type="string" calcext:value-type="string">
            <text:p># idStanowisko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wka godzinowa</text:p>
          </table:table-cell>
          <table:table-cell table:style-name="ce2" office:value-type="string" calcext:value-type="string">
            <text:p>Minnimalna_godziny_przepracowane _w_miesiacu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acownik firmy</text:p>
          </table:table-cell>
          <table:table-cell office:value-type="string" calcext:value-type="string">
            <text:p><text:s/>jest osobą zaangażowaną w organizowanie warunków dla bieżącego funkcjonowania sklepu</text:p>
          </table:table-cell>
          <table:table-cell table:style-name="ce4" office:value-type="date" office:date-value="2020-12-12" calcext:value-type="date">
            <text:p>12.12.2020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rządca </text:p>
          </table:table-cell>
          <table:table-cell office:value-type="string" calcext:value-type="string">
            <text:p>Zarządca określonego działu, ma pod sobą ludzi</text:p>
          </table:table-cell>
          <table:table-cell office:value-type="string" calcext:value-type="string">
            <text:p>22.15</text:p>
          </table:table-cell>
          <table:table-cell table:style-name="ce2" office:value-type="float" office:value="170" calcext:value-type="float">
            <text:p>17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SZEF</text:p>
          </table:table-cell>
          <table:covered-table-cell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# idSzef</text:p>
          </table:table-cell>
          <table:table-cell office:value-type="string" calcext:value-type="string">
            <text:p>Pracownik_id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ZAMÓWIENIE</text:p>
          </table:table-cell>
          <table:covered-table-cell table:number-columns-repeated="3"/>
          <table:covered-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# idZamowienie</text:p>
          </table:table-cell>
          <table:table-cell office:value-type="string" calcext:value-type="string">
            <text:p>Data_zamowienia</text:p>
          </table:table-cell>
          <table:table-cell office:value-type="string" calcext:value-type="string">
            <text:p>Data_przyjecia</text:p>
          </table:table-cell>
          <table:table-cell office:value-type="string" calcext:value-type="string">
            <text:p>Data_wyslki</text:p>
          </table:table-cell>
          <table:table-cell table:style-name="ce2" office:value-type="string" calcext:value-type="string">
            <text:p>Klienti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3" office:value-type="date" office:date-value="2020-06-04" calcext:value-type="date">
            <text:p>2020-06-0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3" office:value-type="date" office:date-value="2020-06-04" calcext:value-type="date">
            <text:p>2020-06-0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table:style-name="ce3" office:value-type="date" office:date-value="2020-06-05" calcext:value-type="date">
            <text:p>2020-06-0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3" office:value-type="date" office:date-value="2020-06-06" calcext:value-type="date">
            <text:p>2020-06-0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3" office:value-type="date" office:date-value="2020-06-06" calcext:value-type="date">
            <text:p>2020-06-0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table:style-name="ce3" office:value-type="date" office:date-value="2020-06-06" calcext:value-type="date">
            <text:p>2020-06-0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3" office:value-type="date" office:date-value="2020-06-07" calcext:value-type="date">
            <text:p>2020-06-0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3" office:value-type="date" office:date-value="2020-06-07" calcext:value-type="date">
            <text:p>2020-06-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3" office:value-type="date" office:date-value="2020-06-08" calcext:value-type="date">
            <text:p>2020-06-0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table:style-name="ce3" office:value-type="date" office:date-value="2020-06-08" calcext:value-type="date">
            <text:p>2020-06-0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4:18:55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 LibreOffice_project/a64200df03143b798afd1ec74a12ab50359878ed</meta:generator>
    <dc:date>2020-06-10T14:49:58.791000000</dc:date>
    <meta:editing-duration>PT10M28S</meta:editing-duration>
    <meta:editing-cycles>1</meta:editing-cycles>
    <meta:document-statistic meta:table-count="1" meta:cell-count="1046" meta:object-count="0"/>
  </office:meta>
</office:document-meta>
</file>